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style:text-position="33% 58%"/>
    </style:style>
    <style:style style:name="P4" style:family="paragraph">
      <style:paragraph-properties fo:text-align="center"/>
      <style:text-properties style:text-position="0% 100%" fo:font-size="18pt" fo:letter-spacing="normal" style:font-size-asian="18pt" style:font-size-complex="18pt"/>
    </style:style>
    <style:style style:name="P5" style:family="paragraph">
      <style:text-properties fo:font-size="14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0.1cm" svg:height="0.001cm" svg:x="30.3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4.5cm" svg:height="1.3cm" svg:x="7.9cm" svg:y="4.2cm">
          <text:p text:style-name="P2"><text:span text:style-name="T1">Start</text:span></text:p>
        </draw:rect>
        <draw:custom-shape draw:style-name="gr3" draw:text-style-name="P2" draw:layer="layout" svg:width="5cm" svg:height="5.075cm" draw:transform="rotate (0.0082030474843718) translate (7.559cm 8.725cm)">
          <text:p text:style-name="P2"><text:span text:style-name="T1"><text:line-break/></text:span><text:span text:style-name="T1">Rechtspersoon</text:span></text:p>
          <text:p text:style-name="P2"><text:span text:style-name="T1">aanwezi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4.8cm" svg:height="1.6cm" svg:x="14.9cm" svg:y="10.4cm">
          <text:p text:style-name="P2"><text:span text:style-name="T1">Rechtsperoon</text:span><text:span text:style-name="T1"><text:line-break/></text:span><text:span text:style-name="T1">Registreren</text:span></text:p>
        </draw:rect>
        <draw:rect draw:style-name="gr2" draw:text-style-name="P2" draw:layer="layout" svg:width="4.6cm" svg:height="1.4cm" svg:x="8cm" svg:y="16cm">
          <text:p text:style-name="P2"><text:span text:style-name="T1">Kenteken </text:span><text:span text:style-name="T1"><text:line-break/></text:span><text:span text:style-name="T1">registreren</text:span></text:p>
        </draw:rect>
        <draw:rect draw:style-name="gr2" draw:text-style-name="P2" draw:layer="layout" svg:width="4.6cm" svg:height="1.7cm" svg:x="8cm" svg:y="19.7cm">
          <text:p text:style-name="P2"><text:span text:style-name="T1">Kenteken</text:span><text:span text:style-name="T1"><text:line-break/></text:span><text:span text:style-name="T1">op naam stellen</text:span></text:p>
        </draw:rect>
        <draw:line draw:style-name="gr4" draw:text-style-name="P3" draw:layer="layout" svg:x1="12.6cm" svg:y1="11.2cm" svg:x2="14.9cm" svg:y2="11.2cm">
          <text:p/>
        </draw:line>
        <draw:line draw:style-name="gr4" draw:text-style-name="P4" draw:layer="layout" svg:x1="10.1cm" svg:y1="13.8cm" svg:x2="10.1cm" svg:y2="16cm">
          <text:p/>
        </draw:line>
        <draw:line draw:style-name="gr5" draw:text-style-name="P1" draw:layer="layout" svg:x1="17.1cm" svg:y1="12cm" svg:x2="17.1cm" svg:y2="16.7cm">
          <text:p/>
        </draw:line>
        <draw:line draw:style-name="gr6" draw:text-style-name="P1" draw:layer="layout" svg:x1="17.1cm" svg:y1="16.7cm" svg:x2="12.6cm" svg:y2="16.7cm">
          <text:p/>
        </draw:line>
        <draw:line draw:style-name="gr6" draw:text-style-name="P1" draw:layer="layout" svg:x1="10.1cm" svg:y1="17.4cm" svg:x2="10.1cm" svg:y2="19.7cm">
          <text:p/>
        </draw:line>
        <draw:line draw:style-name="gr6" draw:text-style-name="P1" draw:layer="layout" svg:x1="10.1cm" svg:y1="5.5cm" svg:x2="10.1cm" svg:y2="8.7cm">
          <text:p/>
        </draw:line>
        <draw:line draw:style-name="gr6" draw:text-style-name="P1" draw:layer="layout" svg:x1="10.2cm" svg:y1="21.4cm" svg:x2="10.2cm" svg:y2="23.2cm">
          <text:p/>
        </draw:line>
        <draw:rect draw:style-name="gr2" draw:text-style-name="P2" draw:layer="layout" svg:width="4.6cm" svg:height="1.1cm" svg:x="8cm" svg:y="23.2cm">
          <text:p text:style-name="P2"><text:span text:style-name="T1">Einde</text:span></text:p>
        </draw:rect>
        <draw:frame draw:style-name="gr7" draw:text-style-name="P5" draw:layer="layout" svg:width="1.023cm" svg:height="0.801cm" svg:x="10.077cm" svg:y="14.3cm">
          <draw:text-box>
            <text:p text:style-name="P5">Ja</text:p>
          </draw:text-box>
        </draw:frame>
        <draw:frame draw:style-name="gr8" draw:text-style-name="P6" draw:layer="layout" svg:width="1.662cm" svg:height="0.801cm" svg:x="12.938cm" svg:y="10.499cm">
          <draw:text-box>
            <text:p text:style-name="P6"><text:span text:style-name="T2">Ne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de Haan</meta:initial-creator>
    <meta:creation-date>2015-04-10T14:44:40.23</meta:creation-date>
    <dc:date>2015-04-10T15:03:28.99</dc:date>
    <dc:creator>Tom de Haan</dc:creator>
    <meta:editing-duration>PT18M49S</meta:editing-duration>
    <meta:editing-cycles>3</meta:editing-cycles>
    <meta:generator>OpenOffice/4.1.1$Win32 OpenOffice.org_project/411m6$Build-9775</meta:generator>
    <meta:document-statistic meta:object-count="16"/>
  </office:meta>
</office:document-meta>
</file>